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54526" officeooo:paragraph-rsid="00154526"/>
    </style:style>
    <style:style style:name="P2" style:family="paragraph" style:parent-style-name="Text_20_body">
      <style:text-properties officeooo:rsid="00158291" officeooo:paragraph-rsid="00158291"/>
    </style:style>
    <style:style style:name="P3" style:family="paragraph" style:parent-style-name="Text_20_body">
      <style:text-properties officeooo:rsid="0015c766" officeooo:paragraph-rsid="0015c766"/>
    </style:style>
    <style:style style:name="P4" style:family="paragraph" style:parent-style-name="Text_20_body">
      <style:text-properties officeooo:rsid="0015e04a" officeooo:paragraph-rsid="0015e04a"/>
    </style:style>
    <style:style style:name="P5" style:family="paragraph" style:parent-style-name="Text_20_body">
      <style:text-properties officeooo:rsid="0017a025" officeooo:paragraph-rsid="0017a025"/>
    </style:style>
    <style:style style:name="P6" style:family="paragraph" style:parent-style-name="Text_20_body" style:list-style-name="L1">
      <style:text-properties officeooo:rsid="0017a025" officeooo:paragraph-rsid="0017a025"/>
    </style:style>
    <style:style style:name="P7" style:family="paragraph" style:parent-style-name="Text_20_body" style:list-style-name="L1">
      <style:text-properties officeooo:rsid="00184038" officeooo:paragraph-rsid="00184038"/>
    </style:style>
    <style:style style:name="P8" style:family="paragraph" style:parent-style-name="Text_20_body" style:list-style-name="L1">
      <style:text-properties officeooo:rsid="001bbeb6" officeooo:paragraph-rsid="001bbeb6"/>
    </style:style>
    <style:style style:name="P9" style:family="paragraph" style:parent-style-name="Text_20_body" style:list-style-name="L1">
      <style:text-properties officeooo:rsid="001d8941" officeooo:paragraph-rsid="001d8941"/>
    </style:style>
    <style:style style:name="P10" style:family="paragraph" style:parent-style-name="Text_20_body" style:list-style-name="L2">
      <style:text-properties officeooo:rsid="00216786" officeooo:paragraph-rsid="00216786"/>
    </style:style>
    <style:style style:name="P11" style:family="paragraph" style:parent-style-name="Text_20_body" style:list-style-name="L2">
      <style:text-properties officeooo:rsid="00235ea2" officeooo:paragraph-rsid="00235ea2"/>
    </style:style>
    <style:style style:name="P12" style:family="paragraph" style:parent-style-name="Text_20_body" style:list-style-name="L3">
      <style:text-properties officeooo:rsid="00235ea2" officeooo:paragraph-rsid="00235ea2"/>
    </style:style>
    <style:style style:name="P13" style:family="paragraph" style:parent-style-name="Text_20_body" style:list-style-name="L3">
      <style:text-properties officeooo:rsid="0024c2fa" officeooo:paragraph-rsid="0024c2fa"/>
    </style:style>
    <style:style style:name="P14" style:family="paragraph" style:parent-style-name="Text_20_body">
      <style:text-properties officeooo:rsid="00259890" officeooo:paragraph-rsid="00259890"/>
    </style:style>
    <style:style style:name="P15" style:family="paragraph" style:parent-style-name="Text_20_body">
      <style:text-properties officeooo:rsid="0025c9f5" officeooo:paragraph-rsid="0025c9f5"/>
    </style:style>
    <style:style style:name="P16" style:family="paragraph" style:parent-style-name="Text_20_body">
      <style:text-properties officeooo:rsid="0025c9f5" officeooo:paragraph-rsid="0028cdd0"/>
    </style:style>
    <style:style style:name="P17" style:family="paragraph" style:parent-style-name="Text_20_body">
      <style:text-properties officeooo:rsid="0025c9f5" officeooo:paragraph-rsid="002b9154"/>
    </style:style>
    <style:style style:name="P18" style:family="paragraph" style:parent-style-name="Text_20_body">
      <style:text-properties officeooo:rsid="002b9154" officeooo:paragraph-rsid="002b9154"/>
    </style:style>
    <style:style style:name="P19" style:family="paragraph" style:parent-style-name="Text_20_body">
      <style:text-properties officeooo:rsid="002d588a" officeooo:paragraph-rsid="002d588a"/>
    </style:style>
    <style:style style:name="P20" style:family="paragraph" style:parent-style-name="Text_20_body" style:list-style-name="L4">
      <style:text-properties officeooo:rsid="002d588a" officeooo:paragraph-rsid="002d588a"/>
    </style:style>
    <style:style style:name="P21" style:family="paragraph" style:parent-style-name="Text_20_body" style:list-style-name="L4">
      <style:text-properties officeooo:paragraph-rsid="002d588a"/>
    </style:style>
    <style:style style:name="P22" style:family="paragraph" style:parent-style-name="Text_20_body">
      <style:text-properties officeooo:rsid="002f82d6" officeooo:paragraph-rsid="002f82d6"/>
    </style:style>
    <style:style style:name="P23" style:family="paragraph" style:parent-style-name="Text_20_body">
      <style:text-properties officeooo:rsid="0030b104" officeooo:paragraph-rsid="0030b104"/>
    </style:style>
    <style:style style:name="P24" style:family="paragraph" style:parent-style-name="Text_20_body">
      <style:text-properties officeooo:rsid="0035c2c5" officeooo:paragraph-rsid="0035c2c5"/>
    </style:style>
    <style:style style:name="P25" style:family="paragraph" style:parent-style-name="Text_20_body">
      <style:text-properties officeooo:rsid="00372ab0" officeooo:paragraph-rsid="00372ab0"/>
    </style:style>
    <style:style style:name="P26" style:family="paragraph" style:parent-style-name="Text_20_body">
      <style:text-properties officeooo:rsid="003a293d" officeooo:paragraph-rsid="003a293d"/>
    </style:style>
    <style:style style:name="P27" style:family="paragraph" style:parent-style-name="Text_20_body">
      <style:text-properties officeooo:rsid="003a7975" officeooo:paragraph-rsid="003a7975"/>
    </style:style>
    <style:style style:name="P28" style:family="paragraph" style:parent-style-name="Text_20_body">
      <style:text-properties officeooo:rsid="003b4b34" officeooo:paragraph-rsid="003b4b34"/>
    </style:style>
    <style:style style:name="P29" style:family="paragraph" style:parent-style-name="Text_20_body">
      <style:text-properties officeooo:rsid="003be6e5" officeooo:paragraph-rsid="003be6e5"/>
    </style:style>
    <style:style style:name="P30" style:family="paragraph" style:parent-style-name="Text_20_body">
      <style:text-properties officeooo:rsid="003c2cb7" officeooo:paragraph-rsid="003c2cb7"/>
    </style:style>
    <style:style style:name="P31" style:family="paragraph" style:parent-style-name="Text_20_body">
      <style:text-properties officeooo:rsid="003d6b51" officeooo:paragraph-rsid="003d6b51"/>
    </style:style>
    <style:style style:name="P32" style:family="paragraph" style:parent-style-name="Text_20_body">
      <style:text-properties officeooo:rsid="003f84fc" officeooo:paragraph-rsid="003f84fc"/>
    </style:style>
    <style:style style:name="P33" style:family="paragraph" style:parent-style-name="Text_20_body">
      <style:text-properties officeooo:rsid="0042535c" officeooo:paragraph-rsid="0042535c"/>
    </style:style>
    <style:style style:name="P34" style:family="paragraph" style:parent-style-name="Text_20_body">
      <style:text-properties officeooo:rsid="00441a44" officeooo:paragraph-rsid="00441a44"/>
    </style:style>
    <style:style style:name="P35" style:family="paragraph" style:parent-style-name="Text_20_body">
      <style:text-properties officeooo:rsid="00462738" officeooo:paragraph-rsid="00462738"/>
    </style:style>
    <style:style style:name="P36" style:family="paragraph" style:parent-style-name="Text_20_body">
      <style:text-properties officeooo:rsid="0049577a" officeooo:paragraph-rsid="0049577a"/>
    </style:style>
    <style:style style:name="P37" style:family="paragraph" style:parent-style-name="Text_20_body">
      <style:text-properties officeooo:rsid="004e28e8" officeooo:paragraph-rsid="004e28e8"/>
    </style:style>
    <style:style style:name="P38" style:family="paragraph" style:parent-style-name="Text_20_body">
      <style:text-properties officeooo:rsid="004ea222" officeooo:paragraph-rsid="004ea222"/>
    </style:style>
    <style:style style:name="P39" style:family="paragraph" style:parent-style-name="Text_20_body">
      <style:text-properties officeooo:rsid="005281eb" officeooo:paragraph-rsid="005281eb"/>
    </style:style>
    <style:style style:name="P40" style:family="paragraph" style:parent-style-name="Text_20_body">
      <style:text-properties officeooo:rsid="0053122e" officeooo:paragraph-rsid="0053122e"/>
    </style:style>
    <style:style style:name="P41" style:family="paragraph" style:parent-style-name="Heading_20_1">
      <style:text-properties officeooo:rsid="0024f9bf" officeooo:paragraph-rsid="0024f9bf"/>
    </style:style>
    <style:style style:name="P42" style:family="paragraph" style:parent-style-name="Subtitle">
      <style:text-properties officeooo:rsid="00154526" officeooo:paragraph-rsid="00154526"/>
    </style:style>
    <style:style style:name="P43" style:family="paragraph" style:parent-style-name="Title">
      <style:text-properties officeooo:rsid="00154526" officeooo:paragraph-rsid="00154526"/>
    </style:style>
    <style:style style:name="P44" style:family="paragraph" style:parent-style-name="Heading_20_2">
      <style:text-properties officeooo:rsid="0015c766" officeooo:paragraph-rsid="0015c766"/>
    </style:style>
    <style:style style:name="P45" style:family="paragraph" style:parent-style-name="Heading_20_2">
      <style:text-properties officeooo:rsid="0015e04a" officeooo:paragraph-rsid="0015e04a"/>
    </style:style>
    <style:style style:name="P46" style:family="paragraph" style:parent-style-name="Heading_20_2">
      <style:text-properties officeooo:rsid="0017a025" officeooo:paragraph-rsid="0017a025"/>
    </style:style>
    <style:style style:name="P47" style:family="paragraph" style:parent-style-name="Heading_20_2">
      <style:text-properties officeooo:rsid="00235ea2" officeooo:paragraph-rsid="00235ea2"/>
    </style:style>
    <style:style style:name="P48" style:family="paragraph" style:parent-style-name="Heading_20_2">
      <style:text-properties officeooo:rsid="00259890" officeooo:paragraph-rsid="00259890"/>
    </style:style>
    <style:style style:name="P49" style:family="paragraph" style:parent-style-name="Heading_20_2">
      <style:text-properties officeooo:rsid="0028cdd0" officeooo:paragraph-rsid="0028cdd0"/>
    </style:style>
    <style:style style:name="P50" style:family="paragraph" style:parent-style-name="Heading_20_2">
      <style:text-properties officeooo:rsid="002b9154" officeooo:paragraph-rsid="002b9154"/>
    </style:style>
    <style:style style:name="P51" style:family="paragraph" style:parent-style-name="Heading_20_2">
      <style:text-properties officeooo:rsid="0030b104" officeooo:paragraph-rsid="0030b104"/>
    </style:style>
    <style:style style:name="P52" style:family="paragraph" style:parent-style-name="Heading_20_2">
      <style:text-properties officeooo:rsid="0035c2c5" officeooo:paragraph-rsid="0035c2c5"/>
    </style:style>
    <style:style style:name="P53" style:family="paragraph" style:parent-style-name="Heading_20_2">
      <style:text-properties officeooo:rsid="00372ab0" officeooo:paragraph-rsid="00372ab0"/>
    </style:style>
    <style:style style:name="P54" style:family="paragraph" style:parent-style-name="Heading_20_2">
      <style:text-properties officeooo:rsid="0042535c" officeooo:paragraph-rsid="0042535c"/>
    </style:style>
    <style:style style:name="P55" style:family="paragraph" style:parent-style-name="Heading_20_3">
      <style:text-properties officeooo:rsid="002d588a" officeooo:paragraph-rsid="002d588a"/>
    </style:style>
    <style:style style:name="P56" style:family="paragraph" style:parent-style-name="Heading_20_3">
      <style:text-properties officeooo:rsid="003a293d" officeooo:paragraph-rsid="003a293d"/>
    </style:style>
    <style:style style:name="P57" style:family="paragraph" style:parent-style-name="Heading_20_3">
      <style:text-properties officeooo:rsid="003a7975" officeooo:paragraph-rsid="003a7975"/>
    </style:style>
    <style:style style:name="P58" style:family="paragraph" style:parent-style-name="Heading_20_3">
      <style:text-properties officeooo:paragraph-rsid="003c2cb7"/>
    </style:style>
    <style:style style:name="P59" style:family="paragraph" style:parent-style-name="Heading_20_3">
      <style:text-properties officeooo:paragraph-rsid="0042535c"/>
    </style:style>
    <style:style style:name="P60" style:family="paragraph" style:parent-style-name="Heading_20_3">
      <style:text-properties officeooo:rsid="00462738" officeooo:paragraph-rsid="00462738"/>
    </style:style>
    <style:style style:name="T1" style:family="text">
      <style:text-properties officeooo:rsid="0017a025"/>
    </style:style>
    <style:style style:name="T2" style:family="text">
      <style:text-properties officeooo:rsid="00184038"/>
    </style:style>
    <style:style style:name="T3" style:family="text">
      <style:text-properties fo:font-weight="bold" style:font-weight-asian="bold" style:font-weight-complex="bold"/>
    </style:style>
    <style:style style:name="T4" style:family="text">
      <style:text-properties fo:font-weight="bold" officeooo:rsid="001bd746" style:font-weight-asian="bold" style:font-weight-complex="bold"/>
    </style:style>
    <style:style style:name="T5" style:family="text">
      <style:text-properties fo:font-weight="bold" officeooo:rsid="0024f9bf" style:font-weight-asian="bold" style:font-weight-complex="bold"/>
    </style:style>
    <style:style style:name="T6" style:family="text">
      <style:text-properties officeooo:rsid="001c924f"/>
    </style:style>
    <style:style style:name="T7" style:family="text">
      <style:text-properties officeooo:rsid="0024f9bf"/>
    </style:style>
    <style:style style:name="T8" style:family="text">
      <style:text-properties officeooo:rsid="0028cdd0"/>
    </style:style>
    <style:style style:name="T9" style:family="text">
      <style:text-properties officeooo:rsid="002d588a"/>
    </style:style>
    <style:style style:name="T10" style:family="text">
      <style:text-properties officeooo:rsid="0033d3d0"/>
    </style:style>
    <style:style style:name="T11" style:family="text">
      <style:text-properties officeooo:rsid="0036cc33"/>
    </style:style>
    <style:style style:name="T12" style:family="text">
      <style:text-properties officeooo:rsid="00387fe7"/>
    </style:style>
    <style:style style:name="T13" style:family="text">
      <style:text-properties officeooo:rsid="003b5d63"/>
    </style:style>
    <style:style style:name="T14" style:family="text">
      <style:text-properties officeooo:rsid="003be6e5"/>
    </style:style>
    <style:style style:name="T15" style:family="text">
      <style:text-properties officeooo:rsid="003c2cb7"/>
    </style:style>
    <style:style style:name="T16" style:family="text">
      <style:text-properties officeooo:rsid="0042535c"/>
    </style:style>
    <style:style style:name="T17" style:family="text">
      <style:text-properties officeooo:rsid="0043f69f"/>
    </style:style>
    <style:style style:name="T18" style:family="text">
      <style:text-properties officeooo:rsid="00441a44"/>
    </style:style>
    <style:style style:name="T19" style:family="text">
      <style:text-properties officeooo:rsid="0047e0c8"/>
    </style:style>
    <style:style style:name="T20" style:family="text">
      <style:text-properties officeooo:rsid="004abe6e"/>
    </style:style>
    <style:style style:name="T21" style:family="text">
      <style:text-properties officeooo:rsid="004ea2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G53DIA Assignment 1 Report</text:p>
      <text:p text:style-name="P42">Joel Cox psyjc5</text:p>
      <text:h text:style-name="Heading_20_1" text:outline-level="1">Introduction</text:h>
      <text:p text:style-name="P1">The task given was to pick up waste located at various stations across an environment, and deliver it to similarly placed wells, without running out of fuel. 10 000 time steps were allowed to deliver as much waste as possible.</text:p>
      <text:h text:style-name="Heading_20_1" text:outline-level="1">Representation</text:h>
      <text:p text:style-name="P2">The environment consists of a global point co-ordinate system, which is inaccessible to the agent. Each Station, Well, and Fuel Pump are only visible to the agent if they are within the view range. This means that if a Station acquires a task, the agent will only see this change if the station is in view.</text:p>
      <text:h text:style-name="P44" text:outline-level="2">Global Position</text:h>
      <text:p text:style-name="P2">To combat the agent’s forgetfulness, an internal representation is created to store all features discovered. Additionally, the global co-ordinates of each feature are calculated on discovery, using the agent’s current location. For example, should the agent be at (4,4) and see a feature at relative (6,6), the agent can calculate that the feature’s global position is (10,10).</text:p>
      <text:h text:style-name="P44" text:outline-level="2">Locations</text:h>
      <text:p text:style-name="P3">To more easily record features and their properties, the agent creates a Location object to put it in. This class contains the type of feature, global (x,y) co-ordinates and a copy of the feature’s Point for use with framework functions.</text:p>
      <text:h text:style-name="P46" text:outline-level="2">Clusters</text:h>
      <text:p text:style-name="P5">In addition to Locations, Clusters are used to rank fuel pumps for a late-stage step in the agent’s algorithms. Clusters contain a list of Locations as well as a nearby Well location, and the Cluster’s centre (x,y) co-ordinates.</text:p>
      <text:h text:style-name="P45" text:outline-level="2">Data Structure</text:h>
      <text:p text:style-name="P4">All the important data are stored in ArrayLists of the appropriate type, including a list of Tasks and Locations. <text:span text:style-name="T1">This implementation is useful for checking if a discovered feature is new or needs updating, as well as identifying the best task to perform next.</text:span></text:p>
      <text:h text:style-name="Heading_20_1" text:outline-level="1">Core Methods</text:h>
      <text:p text:style-name="P3">In addition to the internal <text:span text:style-name="T1">data structure, several helper methods are implemented to make processing the environment easier for the agent.</text:span></text:p>
      <text:h text:style-name="P46" text:outline-level="2"><text:soft-page-break/>Getter Methods</text:h>
      <text:p text:style-name="P5">The following methods simply return an appropriate value:</text:p>
      <text:list xml:id="list2691658894" text:style-name="L1">
        <text:list-item>
          <text:p text:style-name="P6"><text:span text:style-name="T3">getBestPump</text:span> – rates all discovered pumps <text:span text:style-name="T2">with regard to nearby</text:span>Clusters <text:span text:style-name="T2">and stations within them.</text:span></text:p>
        </text:list-item>
        <text:list-item>
          <text:p text:style-name="P7"><text:span text:style-name="T3">DistanceTo</text:span> – returns the distance between the agent’s location and target location, or between two given locations.</text:p>
        </text:list-item>
        <text:list-item>
          <text:p text:style-name="P7"><text:span text:style-name="T3">getNearestPump, getNearestStation</text:span> – both return the appropriate feature that is nearest to either the agent or a given location.</text:p>
        </text:list-item>
        <text:list-item>
          <text:p text:style-name="P7"><text:span text:style-name="T3">getBestTask, getBestTaskHOME</text:span> - both return the “best” task to perform next. The HOME version is used when the agent is in “Home” mode (see Extended Methods) and has <text:s/>ifferent biases for tasks. </text:p>
        </text:list-item>
        <text:list-item>
          <text:p text:style-name="P8"><text:span text:style-name="T3">getNearestWellLocation, getNearestWellLocationHOME</text:span><text:span text:style-name="T4">TIME</text:span> – returns the nearest well location to a station,<text:span text:style-name="T6">again with a version for “Home” mode.</text:span></text:p>
        </text:list-item>
        <text:list-item>
          <text:p text:style-name="P9"><text:span text:style-name="T3">getLocation, getStation, getStationID, getWell, getPump </text:span>– these use a Point to lookup in the Locations list the equivalent location and return the value requested.</text:p>
        </text:list-item>
      </text:list>
      <text:h text:style-name="Heading_20_2" text:outline-level="2">Helper Functions</text:h>
      <text:list xml:id="list2181440103" text:style-name="L2">
        <text:list-item>
          <text:p text:style-name="P10"><text:span text:style-name="T3">IncrementXY</text:span> – this method just calculates the agent’s global co-ordinates based on the direction its moving. Implemented to de-clutter other parts of the code.</text:p>
        </text:list-item>
        <text:list-item>
          <text:p text:style-name="P10"><text:span text:style-name="T3">CheckIfInRange</text:span> – used to tell if a location is within fuel range of the agent. This prevents the agent attempting to reach a task and having to turn around and waste time and fuel.</text:p>
        </text:list-item>
        <text:list-item>
          <text:p text:style-name="P11"><text:span text:style-name="T3">UpdateClusterWells</text:span> – updates each Cluster’s nearest Well</text:p>
        </text:list-item>
      </text:list>
      <text:h text:style-name="P47" text:outline-level="2">Core Functions</text:h>
      <text:list xml:id="list243749815" text:style-name="L3">
        <text:list-item>
          <text:p text:style-name="P12"><text:span text:style-name="T3">senseAndAct</text:span> – the default Tanker action function, returns an action based on the current State. Uses the other functions to decide which action to return.</text:p>
        </text:list-item>
        <text:list-item>
          <text:p text:style-name="P12"><text:span text:style-name="T3">ScanArea</text:span> – scans the entire view available to the agent, and records any stations and tasks seen. Updates previously seen locations. Updates Clusters with new stations if appropriate.</text:p>
        </text:list-item>
        <text:list-item>
          <text:p text:style-name="P13"><text:span text:style-name="T5">Custom</text:span><text:span text:style-name="T3">MoveToward</text:span> – <text:span text:style-name="T7">this function is a method to facilitate using the infallible move action every move, to improve reliability.</text:span></text:p>
        </text:list-item>
      </text:list>
      <text:h text:style-name="P41" text:outline-level="1">Core Logic</text:h>
      <text:h text:style-name="P48" text:outline-level="2">Architecture Design</text:h>
      <text:p text:style-name="P14">The agent’s architecture is hybrid in type; it mainly implements deliberative architecture and logic, but has minor reactive components. </text:p>
      <text:p text:style-name="P15"/>
      <text:p text:style-name="P15"><text:soft-page-break/></text:p>
      <text:h text:style-name="P49" text:outline-level="2">Reactive</text:h>
      <text:p text:style-name="P16">The reactive parts include forcing the agent to return and refuel should the fuel drop too low, as well as avoiding tasks that are too low in waste remaining. <text:span text:style-name="T8">The agent implements “Reactive with State”, as it looks at fuel levels to make “decisions”. </text:span></text:p>
      <text:p text:style-name="P18">The decision is based purely on fuel remaining and distance to the fuel pump. If there is not enough to move and make it back afterwards, the agent is forced to return to the pump.</text:p>
      <text:h text:style-name="P50" text:outline-level="2">Deliberative</text:h>
      <text:p text:style-name="P17">The deliberative parts scan the environment, decide whether a task is good enough, whether it is time to load or unload waste, as well as several other functions (see Extended Logic).</text:p>
      <text:h text:style-name="P55" text:outline-level="3">Action Selection</text:h>
      <text:list xml:id="list1431260426" text:style-name="L4">
        <text:list-item>
          <text:p text:style-name="P21"><text:span text:style-name="T9">The agent starts by scanning the environment for data. </text:span></text:p>
        </text:list-item>
        <text:list-item>
          <text:p text:style-name="P21"><text:span text:style-name="T9">Afterwards it tries to find the best task nearby. </text:span></text:p>
        </text:list-item>
        <text:list-item>
          <text:p text:style-name="P21"><text:span text:style-name="T9">If one is found, it starts to move towards it. Otherwise it moves in a diagonal to find tasks.</text:span></text:p>
        </text:list-item>
        <text:list-item>
          <text:p text:style-name="P20">When it arrives it loads the waste.</text:p>
        </text:list-item>
        <text:list-item>
          <text:p text:style-name="P20">If there’s room for more waste it goes searching again (step 2.).</text:p>
        </text:list-item>
        <text:list-item>
          <text:p text:style-name="P20">Otherwise it checks if it can make it to the nearest well with current fuel.</text:p>
        </text:list-item>
        <text:list-item>
          <text:p text:style-name="P20">If it can, it does, otherwise it goes to refuel.</text:p>
        </text:list-item>
        <text:list-item>
          <text:p text:style-name="P20">After refuelling it finds a well to unload at.</text:p>
        </text:list-item>
        <text:list-item>
          <text:p text:style-name="P20">Then it starts again.</text:p>
        </text:list-item>
      </text:list>
      <text:p text:style-name="P19">The agent scans the environment every single step, not just at step 1. This is to allow for discovery when travelling, which can lead to finding closer Fuel Pumps and Wells, or even better Tasks.</text:p>
      <text:h text:style-name="Heading_20_1" text:outline-level="1">Extended <text:span text:style-name="T7">Logic</text:span></text:h>
      <text:p text:style-name="P22">In addition to the Core Logic of the agent, extra logic is used to determine actions.</text:p>
      <text:h text:style-name="P51" text:outline-level="2">Exploration</text:h>
      <text:p text:style-name="P23">To avoid getting stuck in environments with limited Fuel Pumps, the agent starts off by moving in <text:span text:style-name="T10">all four diagonals are far as it can. The aim of this is to find as many Fuel Pumps as possible, which will help prevent the agent becoming “tethered” to a single Pump, which would restrict the efficiency of the agent.</text:span></text:p>
      <text:p text:style-name="P32">This mode is also used should the agent need a well, but have none in range.</text:p>
      <text:h text:style-name="P52" text:outline-level="2"><text:soft-page-break/>Efficiency</text:h>
      <text:p text:style-name="P24">The agent checks if it can make journeys before it attempts to make them. This saves a lot of time and fuel, preventing the agent from effectively spending double time on a journey. <text:span text:style-name="T11">It also prevents looping a journey, never reaching it, before having to refuel.</text:span></text:p>
      <text:p text:style-name="P39">The agent also ignores tasks with less than a threshold waste remaining. This is to prevent wasting time on small tasks that barely increase score.</text:p>
      <text:h text:style-name="P57" text:outline-level="3">Biases</text:h>
      <text:p text:style-name="P27">In certain methods, such as getBestTask and getNearestWell, biases are used to try to improve efficiency.</text:p>
      <text:p text:style-name="P27">Tasks are biased by how close they are to other stations, as well as how close they are to Pumps. This aims to allow the agent to smoothly “chain” load actions after each other.</text:p>
      <text:p text:style-name="P28">Wells are biased by how close they are to pumps <text:span text:style-name="T13">for the same reason.</text:span></text:p>
      <text:h text:style-name="P53" text:outline-level="2">Exploitation</text:h>
      <text:p text:style-name="P25">The stations in the environment have a 0.1% chance each tick to acquire a task. The chances of a station not having acquired a task <text:span text:style-name="T12">after a certain amount of steps go down as the step count goes up. The agent exploits this by implementing a “Home” mode. After ~3000 steps, the chances of a station not having a task lower to about 10%, which means that in theory, any stations seen near the beginning of the agent’s journeys are likely to have a task available.</text:span></text:p>
      <text:h text:style-name="P56" text:outline-level="3">Home Mode</text:h>
      <text:p text:style-name="P26">In Home mode, the agent implements different biases, in an effort to steer itself toward its starting location. When without a task, the agent moves directly toward the start location. Home mode triggers every 3250 steps, to exploit the probabilities <text:span text:style-name="T14">of task acquisition.</text:span></text:p>
      <text:p text:style-name="P29">Home mode biases replace station biases with a similarly weighted bias toward the start location.</text:p>
      <text:h text:style-name="P58" text:outline-level="3"><text:span text:style-name="T15">Cluster Implementation</text:span></text:h>
      <text:p text:style-name="P30">After 7000 steps, towards the end of the agent’s available time steps, the agent ranks all known Pumps by how many stations are nearby and how close they are. The “best” pump is then travelled to, and then normal behaviour resumes.</text:p>
      <text:p text:style-name="P31">The aim of this is to spend the later stages at a Pump with lots of available tasks, and more stations lead to more available tasks.</text:p>
      <text:h text:style-name="P54" text:outline-level="2">Rejected Logic</text:h>
      <text:p text:style-name="P33">Several pieces of logic were explored, but were ultimately rejected for lowering efficiency too drastically. <text:span text:style-name="T19">Whilst no longer implemented, they are documented as they were important to the development of the agent. </text:span></text:p>
      <text:h text:style-name="P59" text:outline-level="3"><text:soft-page-break/><text:span text:style-name="T16">Quick Movement</text:span></text:h>
      <text:p text:style-name="P33">Quick movement aimed to exploit the cheaper fuel cost of MoveToward actions. The agent would attempt to move using 1 fuel, and if it failed, would use 2 to move without failure, and this would repeat to hopefully chain several “lucky” moves together to be more efficient. The maths behind this are:</text:p>
      <text:p text:style-name="P33">100 moves at 2 fuel = 200 fuel, 50% chance to use 3 fuel with Quick Move, so 50 moves cost 50 <text:span text:style-name="T17">(success)</text:span>, and the other 50 cost 150 (1+2 per failed move) = 200. Theoretically the average cost should be the same, <text:span text:style-name="T18">but Quick Move would have a chance to chain together cheaper movements.</text:span></text:p>
      <text:p text:style-name="P36">The maths unfortunately falls down due to time-step inefficiency. Quick move can take 2 steps to move, whereas normal movement only takes 1.</text:p>
      <text:p text:style-name="P34">Ultimately, Quick Move failed to improve the average score of the agent, and in many cases reduced it substantially. </text:p>
      <text:h text:style-name="P60" text:outline-level="3">Waste Efficiency</text:h>
      <text:p text:style-name="P35">A bias for waste amount over distance to task was implemented to cost tasks based on how much score per movement the agent would get. However, it seemed to either have no improvement, or a reduction in the points scored, so this was abandoned.</text:p>
      <text:h text:style-name="Heading_20_1" text:outline-level="1">Optimisation</text:h>
      <text:p text:style-name="P33">When optimising, <text:span text:style-name="T20">changes were scored against previous versions on the same seed, ensuring the environment would be the same. This helped to ensure that higher scores were not a result of a particularly lucky environment.</text:span></text:p>
      <text:p text:style-name="P37">When implementing several changes, they would sometimes result in more extreme results, with some seeds giving much higher than before, and others giving much lower than before. <text:span text:style-name="T21">Changes that instead increased the average without introducing these extremes were ranked much better than changes that didn’t.</text:span></text:p>
      <text:p text:style-name="P38">To prevent over-fitting the agent to certain set of seeds, a further set of seeds were used to ensure the average remained constant.</text:p>
      <text:h text:style-name="Heading_20_1" text:outline-level="1">Reflection</text:h>
      <text:p text:style-name="P39">The agent performs well on average, across different seeds for the environment. This can be put down to several reasons:</text:p>
      <text:p text:style-name="P39">No limit on processing time: the agent spends a lot of real-world time deliberating over what to do, as it scans the viewable environment every time-step. In an environment where real-world time is limited, the agent would perform much worse, and would have to be optimised to account for this.</text:p>
      <text:p text:style-name="P39">The ability to tell how much waste is remaining at a station: Knowing this allows the agent to better identify good tasks to go to, and not waste time on tasks which do not contribute much to the score.</text:p>
      <text:h text:style-name="Heading_20_1" text:outline-level="1"><text:soft-page-break/>Conclusion</text:h>
      <text:p text:style-name="P40">Overall, the agent perfor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54526"/>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3:42:17.623000000</meta:creation-date>
    <dc:date>2019-03-04T16:16:05.312000000</dc:date>
    <meta:editing-duration>PT2H33M19S</meta:editing-duration>
    <meta:editing-cycles>56</meta:editing-cycles>
    <meta:generator>LibreOffice/6.2.0.3$Windows_X86_64 LibreOffice_project/98c6a8a1c6c7b144ce3cc729e34964b47ce25d62</meta:generator>
    <meta:document-statistic meta:table-count="0" meta:image-count="0" meta:object-count="0" meta:page-count="6" meta:paragraph-count="90" meta:word-count="1759" meta:character-count="10408" meta:non-whitespace-character-count="8740"/>
  </office:meta>
</office:document-meta>
</file>